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3.4528in"/>
    </style:style>
    <style:style style:name="ro1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2382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ODO" table:style-name="ta1">
        <table:table-column table:style-name="co3" table:default-cell-style-name="Default"/>
        <table:table-column table:style-name="co2" table:number-columns-repeated="1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9"/>
          <table:table-cell table:style-name="ce1" office:value-type="string" calcext:value-type="string">
            <text:p>void of any change to ANY_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refValue</text:p>
          </table:table-cell>
          <table:table-cell office:value-type="string" calcext:value-type="string">
            <text:p>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6"/>
          <table:table-cell table:style-name="ce1" office:value-type="string" calcext:value-type="string">
            <text:p>paramsVsAr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9"/>
          <table:table-cell office:value-type="string" calcext:value-type="string">
            <text:p>dynamic array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4"/>
          <table:table-cell office:value-type="string" calcext:value-type="string">
            <text:p>compilation break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9"/>
          <table:table-cell table:style-name="ce1" office:value-type="string" calcext:value-type="string">
            <text:p>why num--; and not –num;</text:p>
          </table:table-cell>
          <table:table-cell table:number-columns-repeated="2"/>
          <table:table-cell table:style-name="ce4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7"/>
          <table:table-cell table:style-name="ce4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2"/>
          <table:table-cell table:style-name="ce4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12"/>
          <table:table-cell table:style-name="ce4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ortout builtins.xy mes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2e refs te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1" office:value-type="string" calcext:value-type="string">
            <text:p>errors: : int = 5;</text:p>
          </table:table-cell>
          <table:table-cell table:number-columns-repeated="4"/>
          <table:table-cell office:value-type="string" calcext:value-type="string">
            <text:p>test short curceting with overloaded logical op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1" office:value-type="string" calcext:value-type="string">
            <text:p># : = 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9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4"/>
          <table:table-cell office:value-type="string" calcext:value-type="string">
            <text:p>Why are tmp_arg0 in flags.c not cons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9"/>
          <table:table-cell office:value-type="string" calcext:value-type="string">
            <text:p>test missing } bracket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llow for , at end of lists</text:p>
          </table:table-cell>
          <table:table-cell table:number-columns-repeated="9"/>
          <table:table-cell table:style-name="ce4" office:value-type="string" calcext:value-type="string">
            <text:p>error in case:</text:p>
            <text:p>If (..) {</text:p>
            <text:p>} if (…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4"/>
          <table:table-cell office:value-type="string" calcext:value-type="string">
            <text:p>10f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Better error messages when Cannot find any functions named 'gt'</text:p>
          </table:table-cell>
          <table:table-cell table:number-columns-repeated="9"/>
          <table:table-cell table:style-name="ce4" office:value-type="string" calcext:value-type="string">
            <text:p>if(){</text:p>
            <text:p>..</text:p>
            <text:p>}</text:p>
            <text:p>El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9"/>
          <table:table-cell office:value-type="string" calcext:value-type="string">
            <text:p>maybe remove enu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pport for !.flag (the opposite of .flag)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gical | and &amp; short curceting</text:p>
          </table:table-cell>
          <table:table-cell table:number-columns-repeated="7"/>
          <table:table-cell office:value-type="string" calcext:value-type="string">
            <text:p>parsing of a file ending in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inish args.x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ish xytest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for taking address of local varia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compati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ke compilation_errors_resources into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error from entry poin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naked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mplement null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list comprehension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iterating over fiedsof produces an err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paring str list with missing interpolation but missing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xytest cli parsing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name array to Vect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… for error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Add new datastruct Array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for var := Array;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thing c.”str” way of embeding c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while (…) … + while(…) ….;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1" office:value-type="string" calcext:value-type="string">
            <text:p>cb1: (:int)→?; compilation error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ompile and run funcDiscovery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Fix dynamicArray test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ompile and run callback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refactor compile_fcall to use compile_fselec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calling a non existant function with a type that is determined by a list comprehesion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7">
          <table:table-cell table:number-columns-repeated="10"/>
          <table:table-cell table:style-name="ce4" office:value-type="string" calcext:value-type="string">
            <text:p>Test noTests := [for (f in $* ~Test4()) f];</text:p>
            <text:p>    runTests(noTests); errors with cannot determine typ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all xyc and run tests from xytes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parsing def main~(EntryPoint{priority})(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: Dict~(5 + 10)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hange xy_dtor to simply look for a dtor function which is much more clear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nameof.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un tests of libxy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run realloc tes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name libs to lib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? → any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move to move semantic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mplement with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mplement in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[] should be deref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@ should be array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parsing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[] deref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@ array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List~int @ {}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with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^ caller space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move &gt;&gt;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unnamed parameters for func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move operators =&lt; =&gt;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Move operators for functions f(a=&gt;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move operators for function named params f(param=&lt;a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move operators for struct init.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eparate namespaces for functions and object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/ prefix operat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`char`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** for pow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Make () optional if the function doesn’t take any argument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private param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f instead of inou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n(arr) Ptr~Elem for indeci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boundary expression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horthand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*embed lis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**embed structure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_:Type – not gonna use it but need a type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:Type, I just want that type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: struct SiUnits – parameter with that type, no actual param but give name to struct nam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Go through existing parsing and modify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mplement new logic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; after shorthand function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Compile ^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move &lt;&lt;</text:p>
          </table:table-cell>
          <table:table-cell table:number-columns-repeated="3"/>
        </table:table-row>
      </table:table>
      <table:table table:name="Long Term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2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6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2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 style:data-style-name="N2" text:time-value="12:47:39.8209587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11-13T12:47:53.830438182</dc:date>
    <meta:editing-duration>P69DT18H27M1S</meta:editing-duration>
    <meta:editing-cycles>75</meta:editing-cycles>
    <meta:generator>LibreOffice/24.8.2.1$Linux_X86_64 LibreOffice_project/480$Build-1</meta:generator>
    <meta:document-statistic meta:table-count="4" meta:cell-count="155" meta:object-count="0"/>
  </office:meta>
</office:document-meta>
</file>